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352ac12"/>
    </style:style>
    <style:style style:name="P2" style:family="paragraph" style:parent-style-name="Standard">
      <style:text-properties fo:color="#000000" officeooo:paragraph-rsid="063fe414"/>
    </style:style>
    <style:style style:name="P3" style:family="paragraph" style:parent-style-name="Standard">
      <style:text-properties fo:color="#000000" officeooo:rsid="001447a3" officeooo:paragraph-rsid="063fe414" fo:background-color="#ffff00"/>
    </style:style>
    <style:style style:name="P4" style:family="paragraph" style:parent-style-name="Standard">
      <style:text-properties fo:font-variant="normal" fo:text-transform="none" fo:color="#000000" fo:letter-spacing="normal" officeooo:rsid="001447a3" officeooo:paragraph-rsid="063fe414" style:font-name-asian="arial" style:font-size-asian="9pt" style:font-style-asian="normal" style:font-weight-asian="normal"/>
    </style:style>
    <style:style style:name="P5" style:family="paragraph" style:parent-style-name="Standard">
      <style:text-properties fo:font-variant="normal" fo:text-transform="none" fo:color="#000000" fo:letter-spacing="normal" officeooo:rsid="001447a3" officeooo:paragraph-rsid="064addc9" style:font-name-asian="arial" style:font-size-asian="9pt" style:font-style-asian="normal" style:font-weight-asian="normal"/>
    </style:style>
    <style:style style:name="P6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officeooo:rsid="001447a3" officeooo:paragraph-rsid="060a8c1c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01447a3" officeooo:paragraph-rsid="0601df5b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font-variant="normal" fo:text-transform="none" fo:color="#000000" fo:letter-spacing="normal" officeooo:rsid="001447a3" officeooo:paragraph-rsid="063fe414" style:font-name-asian="arial" style:font-size-asian="9pt" style:font-style-asian="normal" style:font-weight-asian="normal"/>
    </style:style>
    <style:style style:name="P10" style:family="paragraph" style:parent-style-name="Preformatted_20_Text">
      <style:text-properties fo:font-variant="normal" fo:text-transform="none" fo:color="#000000" fo:letter-spacing="normal" officeooo:rsid="001447a3" officeooo:paragraph-rsid="0642d998" style:font-name-asian="arial" style:font-size-asian="9pt" style:font-style-asian="normal" style:font-weight-asian="normal"/>
    </style:style>
    <style:style style:name="P11" style:family="paragraph" style:parent-style-name="Preformatted_20_Text">
      <style:text-properties fo:font-variant="normal" fo:text-transform="none" fo:color="#000000" fo:letter-spacing="normal" officeooo:rsid="001447a3" officeooo:paragraph-rsid="0644ca97" style:font-name-asian="arial" style:font-size-asian="9pt" style:font-style-asian="normal" style:font-weight-asian="normal"/>
    </style:style>
    <style:style style:name="P12" style:family="paragraph" style:parent-style-name="Preformatted_20_Text">
      <style:text-properties fo:font-variant="normal" fo:text-transform="none" fo:color="#000000" fo:letter-spacing="normal" officeooo:rsid="001447a3" officeooo:paragraph-rsid="064addc9" style:font-name-asian="arial" style:font-size-asian="9pt" style:font-style-asian="normal" style:font-weight-asian="normal"/>
    </style:style>
    <style:style style:name="P13" style:family="paragraph" style:parent-style-name="Preformatted_20_Text">
      <style:text-properties fo:font-variant="normal" fo:text-transform="none" fo:color="#000000" fo:letter-spacing="normal" officeooo:rsid="001447a3" officeooo:paragraph-rsid="0634d60e" style:font-name-asian="arial" style:font-size-asian="9pt" style:font-style-asian="normal" style:font-weight-asian="normal"/>
    </style:style>
    <style:style style:name="P14" style:family="paragraph" style:parent-style-name="Preformatted_20_Text">
      <style:text-properties fo:font-variant="normal" fo:text-transform="none" fo:color="#000000" fo:letter-spacing="normal" officeooo:rsid="001447a3" officeooo:paragraph-rsid="066674f9" style:font-name-asian="arial" style:font-size-asian="9pt" style:font-style-asian="normal" style:font-weight-asian="normal"/>
    </style:style>
    <style:style style:name="P15" style:family="paragraph" style:parent-style-name="Preformatted_20_Text">
      <style:text-properties fo:font-variant="normal" fo:text-transform="none" fo:color="#000000" fo:letter-spacing="normal" officeooo:rsid="001447a3" officeooo:paragraph-rsid="06668421" style:font-name-asian="arial" style:font-size-asian="9pt" style:font-style-asian="normal" style:font-weight-asian="normal"/>
    </style:style>
    <style:style style:name="P16" style:family="paragraph" style:parent-style-name="Preformatted_20_Text">
      <style:text-properties fo:font-variant="normal" fo:text-transform="none" fo:color="#000000" fo:letter-spacing="normal" officeooo:rsid="001447a3" officeooo:paragraph-rsid="0666a78b" style:font-name-asian="arial" style:font-size-asian="9pt" style:font-style-asian="normal" style:font-weight-asian="normal"/>
    </style:style>
    <style:style style:name="P17" style:family="paragraph" style:parent-style-name="Preformatted_20_Text">
      <style:text-properties fo:font-variant="normal" fo:text-transform="none" fo:color="#000000" fo:letter-spacing="normal" officeooo:rsid="033aba7e" officeooo:paragraph-rsid="0461a5f8" style:font-name-asian="arial" style:font-size-asian="9pt" style:font-style-asian="normal" style:font-weight-asian="normal"/>
    </style:style>
    <style:style style:name="P18" style:family="paragraph" style:parent-style-name="Preformatted_20_Text">
      <style:text-properties fo:font-variant="normal" fo:text-transform="none" fo:color="#000000" fo:letter-spacing="normal" fo:font-weight="bold" officeooo:rsid="001447a3" officeooo:paragraph-rsid="066b01b9" style:font-name-asian="arial" style:font-size-asian="9pt" style:font-style-asian="normal" style:font-weight-asian="bold" style:font-weight-complex="bold"/>
    </style:style>
    <style:style style:name="P19" style:family="paragraph" style:parent-style-name="Preformatted_20_Text">
      <style:text-properties fo:color="#000000" officeooo:rsid="001447a3" officeooo:paragraph-rsid="00155c34"/>
    </style:style>
    <style:style style:name="P20" style:family="paragraph" style:parent-style-name="Preformatted_20_Text">
      <style:text-properties fo:color="#000000" officeooo:rsid="001447a3" officeooo:paragraph-rsid="00278f20"/>
    </style:style>
    <style:style style:name="P21" style:family="paragraph" style:parent-style-name="Preformatted_20_Text">
      <style:text-properties fo:color="#000000" officeooo:rsid="001447a3" officeooo:paragraph-rsid="01835de1"/>
    </style:style>
    <style:style style:name="P22" style:family="paragraph" style:parent-style-name="Preformatted_20_Text">
      <style:text-properties fo:color="#000000" officeooo:rsid="001447a3" officeooo:paragraph-rsid="01a456fa"/>
    </style:style>
    <style:style style:name="P23" style:family="paragraph" style:parent-style-name="Preformatted_20_Text">
      <style:text-properties fo:color="#000000" officeooo:rsid="001447a3" officeooo:paragraph-rsid="01d43ebc"/>
    </style:style>
    <style:style style:name="P24" style:family="paragraph" style:parent-style-name="Preformatted_20_Text">
      <style:text-properties fo:color="#000000" officeooo:rsid="001447a3" officeooo:paragraph-rsid="00423e0f"/>
    </style:style>
    <style:style style:name="P25" style:family="paragraph" style:parent-style-name="Preformatted_20_Text">
      <style:text-properties fo:color="#000000" officeooo:rsid="001447a3" officeooo:paragraph-rsid="00549b3a"/>
    </style:style>
    <style:style style:name="P26" style:family="paragraph" style:parent-style-name="Preformatted_20_Text">
      <style:text-properties fo:color="#000000" officeooo:rsid="001447a3" officeooo:paragraph-rsid="00566f22"/>
    </style:style>
    <style:style style:name="P27" style:family="paragraph" style:parent-style-name="Preformatted_20_Text">
      <style:text-properties fo:color="#000000" officeooo:rsid="001447a3" officeooo:paragraph-rsid="036c7f0f"/>
    </style:style>
    <style:style style:name="P28" style:family="paragraph" style:parent-style-name="Preformatted_20_Text">
      <style:text-properties fo:color="#000000" officeooo:rsid="001447a3" officeooo:paragraph-rsid="046ba193"/>
    </style:style>
    <style:style style:name="P29" style:family="paragraph" style:parent-style-name="Preformatted_20_Text">
      <style:text-properties fo:color="#000000" officeooo:rsid="001447a3" officeooo:paragraph-rsid="03948af0"/>
    </style:style>
    <style:style style:name="P30" style:family="paragraph" style:parent-style-name="Preformatted_20_Text">
      <style:text-properties fo:color="#000000" officeooo:rsid="001447a3" officeooo:paragraph-rsid="05d013fa"/>
    </style:style>
    <style:style style:name="P31" style:family="paragraph" style:parent-style-name="Preformatted_20_Text">
      <style:text-properties fo:color="#000000" officeooo:rsid="001447a3" officeooo:paragraph-rsid="05ec9c27"/>
    </style:style>
    <style:style style:name="P32" style:family="paragraph" style:parent-style-name="Preformatted_20_Text">
      <style:text-properties fo:color="#000000" officeooo:rsid="001447a3" officeooo:paragraph-rsid="060a8c1c"/>
    </style:style>
    <style:style style:name="P33" style:family="paragraph" style:parent-style-name="Preformatted_20_Text">
      <style:text-properties fo:color="#000000" officeooo:rsid="001447a3" officeooo:paragraph-rsid="063a228a"/>
    </style:style>
    <style:style style:name="P34" style:family="paragraph" style:parent-style-name="Preformatted_20_Text">
      <style:text-properties fo:color="#000000" officeooo:rsid="001447a3" officeooo:paragraph-rsid="063a5b0d"/>
    </style:style>
    <style:style style:name="P35" style:family="paragraph" style:parent-style-name="Preformatted_20_Text">
      <style:text-properties fo:color="#000000" officeooo:rsid="001447a3" officeooo:paragraph-rsid="063dc848"/>
    </style:style>
    <style:style style:name="P36" style:family="paragraph" style:parent-style-name="Preformatted_20_Text">
      <style:text-properties fo:color="#000000" officeooo:rsid="001447a3" officeooo:paragraph-rsid="063fe414"/>
    </style:style>
    <style:style style:name="P37" style:family="paragraph" style:parent-style-name="Preformatted_20_Text">
      <style:text-properties fo:color="#000000" officeooo:rsid="001447a3" officeooo:paragraph-rsid="0642d998"/>
    </style:style>
    <style:style style:name="P38" style:family="paragraph" style:parent-style-name="Preformatted_20_Text">
      <style:text-properties fo:color="#000000" officeooo:rsid="001447a3" officeooo:paragraph-rsid="06448351"/>
    </style:style>
    <style:style style:name="P39" style:family="paragraph" style:parent-style-name="Preformatted_20_Text">
      <style:text-properties fo:color="#000000" officeooo:rsid="001447a3" officeooo:paragraph-rsid="064addc9"/>
    </style:style>
    <style:style style:name="P40" style:family="paragraph" style:parent-style-name="Preformatted_20_Text">
      <style:text-properties fo:color="#000000" officeooo:rsid="001447a3" officeooo:paragraph-rsid="0651d228"/>
    </style:style>
    <style:style style:name="P41" style:family="paragraph" style:parent-style-name="Preformatted_20_Text">
      <style:text-properties fo:color="#000000" officeooo:rsid="001447a3" officeooo:paragraph-rsid="0658aeeb"/>
    </style:style>
    <style:style style:name="P42" style:family="paragraph" style:parent-style-name="Preformatted_20_Text">
      <style:text-properties fo:color="#000000" officeooo:rsid="001447a3" officeooo:paragraph-rsid="065e28ee"/>
    </style:style>
    <style:style style:name="P43" style:family="paragraph" style:parent-style-name="Preformatted_20_Text">
      <style:text-properties fo:color="#000000" officeooo:rsid="001447a3" officeooo:paragraph-rsid="0641c5d4"/>
    </style:style>
    <style:style style:name="P44" style:family="paragraph" style:parent-style-name="Preformatted_20_Text">
      <style:text-properties fo:color="#000000" officeooo:rsid="001447a3" officeooo:paragraph-rsid="06616034"/>
    </style:style>
    <style:style style:name="P45" style:family="paragraph" style:parent-style-name="Preformatted_20_Text">
      <style:text-properties fo:color="#000000" officeooo:rsid="001447a3" officeooo:paragraph-rsid="06668421"/>
    </style:style>
    <style:style style:name="P46" style:family="paragraph" style:parent-style-name="Preformatted_20_Text">
      <style:text-properties fo:color="#000000" officeooo:rsid="001447a3" officeooo:paragraph-rsid="066b01b9"/>
    </style:style>
    <style:style style:name="P47" style:family="paragraph" style:parent-style-name="Preformatted_20_Text">
      <style:text-properties fo:color="#000000" officeooo:rsid="001447a3" officeooo:paragraph-rsid="067abd96"/>
    </style:style>
    <style:style style:name="P48" style:family="paragraph" style:parent-style-name="Preformatted_20_Text">
      <style:text-properties fo:color="#000000" officeooo:rsid="001447a3" officeooo:paragraph-rsid="06810607"/>
    </style:style>
    <style:style style:name="P49" style:family="paragraph" style:parent-style-name="Standard">
      <style:text-properties fo:color="#000000" officeooo:rsid="001447a3" officeooo:paragraph-rsid="063fe414"/>
    </style:style>
    <style:style style:name="P50" style:family="paragraph" style:parent-style-name="Preformatted_20_Text">
      <style:text-properties fo:color="#000000" officeooo:rsid="001447a3" officeooo:paragraph-rsid="068e3ec0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5fa8c7c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5fcfb81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63780ef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63dc848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63a5b0d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641c5d4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63a228a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6786873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fo:background-color="#ffff00" loext:char-shading-value="0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officeooo:rsid="063fda5a" fo:background-color="#ffff00" loext:char-shading-value="0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letter-spacing="normal" officeooo:rsid="064addc9" fo:background-color="#ffff00" loext:char-shading-value="0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letter-spacing="normal" officeooo:rsid="063fda5a" fo:background-color="#ffffff" loext:char-shading-value="0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officeooo:rsid="0642d998" fo:background-color="#ffffff" loext:char-shading-value="0" style:font-name-asian="arial" style:font-size-asian="9pt" style:font-style-asian="normal" style:font-weight-asian="normal"/>
    </style:style>
    <style:style style:name="T16" style:family="text">
      <style:text-properties fo:font-variant="normal" fo:text-transform="none" fo:letter-spacing="normal" officeooo:rsid="06668421" fo:background-color="#ffffff" loext:char-shading-value="0" style:font-name-asian="arial" style:font-size-asian="9pt" style:font-style-asian="normal" style:font-weight-asian="normal"/>
    </style:style>
    <style:style style:name="T17" style:family="text">
      <style:text-properties fo:font-variant="normal" fo:text-transform="none" fo:letter-spacing="normal" officeooo:rsid="06810607" fo:background-color="#ffffff" loext:char-shading-value="0" style:font-name-asian="arial" style:font-size-asian="9pt" style:font-style-asian="normal" style:font-weight-asian="normal"/>
    </style:style>
    <style:style style:name="T18" style:family="text">
      <style:text-properties fo:font-variant="normal" fo:text-transform="none" fo:color="#800000" fo:letter-spacing="normal" style:font-name-asian="arial" style:font-size-asian="9pt" style:font-style-asian="normal" style:font-weight-asian="normal"/>
    </style:style>
    <style:style style:name="T19" style:family="text">
      <style:text-properties fo:font-variant="normal" fo:text-transform="none" fo:color="#800000" fo:letter-spacing="normal" officeooo:rsid="063fe414" style:font-name-asian="arial" style:font-size-asian="9pt" style:font-style-asian="normal" style:font-weight-asian="normal"/>
    </style:style>
    <style:style style:name="T20" style:family="text">
      <style:text-properties fo:font-variant="normal" fo:text-transform="none" fo:color="#800000" fo:letter-spacing="normal" officeooo:rsid="0651d228" style:font-name-asian="arial" style:font-size-asian="9pt" style:font-style-asian="normal" style:font-weight-asian="normal"/>
    </style:style>
    <style:style style:name="T21" style:family="text">
      <style:text-properties fo:font-variant="normal" fo:text-transform="none" fo:color="#800000" fo:letter-spacing="normal" officeooo:rsid="06668421" style:font-name-asian="arial" style:font-size-asian="9pt" style:font-style-asian="normal" style:font-weight-asian="normal"/>
    </style:style>
    <style:style style:name="T22" style:family="text">
      <style:text-properties fo:font-variant="normal" fo:text-transform="none" fo:color="#800000" fo:letter-spacing="normal" officeooo:rsid="067792c8" style:font-name-asian="arial" style:font-size-asian="9pt" style:font-style-asian="normal" style:font-weight-asian="normal"/>
    </style:style>
    <style:style style:name="T23" style:family="text">
      <style:text-properties fo:background-color="#ffff00" loext:char-shading-value="0"/>
    </style:style>
    <style:style style:name="T24" style:family="text">
      <style:text-properties officeooo:rsid="001447a3" fo:background-color="#ffff00" loext:char-shading-value="0"/>
    </style:style>
    <style:style style:name="T25" style:family="text">
      <style:text-properties officeooo:rsid="063fda5a" fo:background-color="#ffff00" loext:char-shading-value="0"/>
    </style:style>
    <style:style style:name="T26" style:family="text">
      <style:text-properties officeooo:rsid="063fe414" fo:background-color="#ffff00" loext:char-shading-value="0"/>
    </style:style>
    <style:style style:name="T27" style:family="text">
      <style:text-properties officeooo:rsid="064addc9" fo:background-color="#ffff00" loext:char-shading-value="0"/>
    </style:style>
    <style:style style:name="T28" style:family="text">
      <style:text-properties fo:color="#800000"/>
    </style:style>
    <style:style style:name="T29" style:family="text">
      <style:text-properties fo:color="#800000" officeooo:rsid="00566f22"/>
    </style:style>
    <style:style style:name="T30" style:family="text">
      <style:text-properties fo:color="#800000" officeooo:rsid="00529df8"/>
    </style:style>
    <style:style style:name="T31" style:family="text">
      <style:text-properties fo:color="#800000" officeooo:rsid="063e3919"/>
    </style:style>
    <style:style style:name="T32" style:family="text">
      <style:text-properties fo:color="#800000" officeooo:rsid="063fe414"/>
    </style:style>
    <style:style style:name="T33" style:family="text">
      <style:text-properties fo:color="#800000" officeooo:rsid="06448351"/>
    </style:style>
    <style:style style:name="T34" style:family="text">
      <style:text-properties fo:color="#800000" officeooo:rsid="0644ca97"/>
    </style:style>
    <style:style style:name="T35" style:family="text">
      <style:text-properties fo:color="#800000" officeooo:rsid="0675cdb3"/>
    </style:style>
    <style:style style:name="T36" style:family="text">
      <style:text-properties officeooo:rsid="063a228a"/>
    </style:style>
    <style:style style:name="T37" style:family="text">
      <style:text-properties officeooo:rsid="063a5b0d"/>
    </style:style>
    <style:style style:name="T38" style:family="text">
      <style:text-properties fo:color="#00cc33"/>
    </style:style>
    <style:style style:name="T39" style:family="text">
      <style:text-properties officeooo:rsid="0641c5d4"/>
    </style:style>
    <style:style style:name="T40" style:family="text">
      <style:text-properties officeooo:rsid="064addc9"/>
    </style:style>
    <style:style style:name="T41" style:family="text">
      <style:text-properties officeooo:rsid="0656f466"/>
    </style:style>
    <style:style style:name="T42" style:family="text">
      <style:text-properties officeooo:rsid="0658aeeb"/>
    </style:style>
    <style:style style:name="T43" style:family="text">
      <style:text-properties officeooo:rsid="065e28ee"/>
    </style:style>
    <style:style style:name="T44" style:family="text">
      <style:text-properties officeooo:rsid="068106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作者:李军滔</text:p>
      <text:p text:style-name="P19"/>
      <text:p text:style-name="P19">模块名:奖金资金准备与支付</text:p>
      <text:p text:style-name="P31"><text:tab/>导航下拉名_1:奖金资金准备</text:p>
      <text:p text:style-name="P33"><text:tab/><text:tab/><text:bookmark-start text:name="__DdeLink__2774_1271131015"/><text:span text:style-name="T23">导航名_1:奖金准备</text:span></text:p>
      <text:p text:style-name="P19"><text:tab/><text:tab/><text:tab/><text:span text:style-name="T28">功能名字_1:列表 <text:s/>功能类型:网格 (有网格)</text:span></text:p>
      <text:p text:style-name="P29"><text:span text:style-name="T28"><text:tab/><text:tab/><text:tab/><text:tab/></text:span>有一个隐藏id</text:p>
      <text:p text:style-name="P30"><text:tab/><text:tab/><text:tab/><text:tab/><text:bookmark-start text:name="__DdeLink__19628_1441382339"/>字段名称_1:<text:bookmark-end text:name="__DdeLink__19628_1441382339"/>时间（年月）</text:p>
      <text:p text:style-name="P19"><text:tab/><text:tab/><text:tab/><text:tab/>字段名称_<text:span text:style-name="T36">2</text:span>:<text:bookmark-start text:name="__DdeLink__19590_1441382339"/>科目<text:bookmark-end text:name="__DdeLink__19590_1441382339"/></text:p>
      <text:p text:style-name="P19"><text:tab/><text:tab/><text:tab/><text:tab/>字段名称_<text:span text:style-name="T36">3</text:span>:总准备金</text:p>
      <text:p text:style-name="P33"><text:tab/><text:tab/><text:tab/><text:tab/>字段名称_<text:span text:style-name="T36">4</text:span>:项目组</text:p>
      <text:p text:style-name="P20"><text:tab/><text:tab/><text:tab/><text:tab/>字段名称_<text:span text:style-name="T36">5</text:span>:<text:bookmark-start text:name="__DdeLink__3872_36895372"/>比例分配<text:bookmark-end text:name="__DdeLink__3872_36895372"/></text:p>
      <text:p text:style-name="P20"><text:tab/><text:tab/><text:tab/><text:tab/>字段名称_<text:span text:style-name="T36">6</text:span>:准备金<text:tab/><text:tab/><text:tab/><text:tab/></text:p>
      <text:p text:style-name="P21"/>
      <text:p text:style-name="P21"/>
      <text:p text:style-name="P19"><text:tab/><text:tab/><text:tab/><text:span text:style-name="T28">功能名称_2:添加 功能类型:添加（</text:span><text:span text:style-name="T38">链接资金模块资金准备已审核表，资金准备未完善</text:span><text:span text:style-name="T28">）</text:span><text:bookmark-start text:name="__DdeLink__14141_1441382339"/></text:p>
      <text:p text:style-name="P33"><text:span text:style-name="T2"><text:tab/><text:tab/><text:tab/><text:tab/></text:span><text:bookmark-start text:name="__DdeLink__2728_1271131015"/><text:bookmark-start text:name="__DdeLink__3777_36895372"/><text:bookmark-start text:name="__DdeLink__3773_36895372"/><text:span text:style-name="T2">字段名称_1:</text:span><text:span text:style-name="T8">年份</text:span><text:span text:style-name="T2"> <text:s/><text:tab/>标签类型:</text:span><text:span text:style-name="T6">数字框</text:span><text:bookmark-start text:name="__DdeLink__2714_1271131015"/><text:span text:style-name="T2"> <text:s text:c="3"/>必填</text:span><text:bookmark-end text:name="__DdeLink__2714_1271131015"/></text:p>
      <text:p text:style-name="P43"><text:span text:style-name="T2">　　　　　　　　　字段名称_</text:span><text:span text:style-name="T8">2</text:span><text:span text:style-name="T2">:月份 <text:s/><text:tab/>标签类型:</text:span><text:span text:style-name="T8">数字框</text:span><text:bookmark-start text:name="__DdeLink__2714_12711310154"/><text:span text:style-name="T2"> <text:s text:c="3"/>必填</text:span><text:bookmark-end text:name="__DdeLink__2714_12711310154"/><text:bookmark-end text:name="__DdeLink__3777_36895372"/><text:bookmark-end text:name="__DdeLink__3773_36895372"/></text:p>
      <text:p text:style-name="P44"><text:span text:style-name="T2"><text:tab/><text:tab/><text:tab/><text:tab/></text:span><text:bookmark-start text:name="__DdeLink__1296_109865521"/><text:span text:style-name="T2">字段名称_</text:span><text:span text:style-name="T9">2</text:span><text:span text:style-name="T2">:</text:span><text:bookmark-start text:name="__DdeLink__19590_14413823391"/><text:span text:style-name="T2">科目</text:span><text:bookmark-end text:name="__DdeLink__19590_14413823391"/><text:span text:style-name="T2">　标签类型:</text:span><text:span text:style-name="T5">文本框</text:span><text:span text:style-name="T2"> <text:s text:c="3"/>必填</text:span><text:bookmark-end text:name="__DdeLink__1296_109865521"/></text:p>
      <text:p text:style-name="P33"><text:tab/><text:tab/><text:tab/><text:tab/>字段名称_<text:span text:style-name="T39">3</text:span>:<text:bookmark-start text:name="__DdeLink__19594_1441382339"/>总准备金<text:bookmark-end text:name="__DdeLink__19594_1441382339"/><text:tab/> 标签类型:数字框<text:span text:style-name="T2"> <text:s text:c="3"/>必填</text:span></text:p>
      <text:p text:style-name="P33"><text:tab/><text:tab/><text:tab/><text:tab/>字段名称_<text:span text:style-name="T39">4</text:span>:项目组<text:bookmark-start text:name="__DdeLink__19596_1441382339"/><text:tab/> <text:tab/>标签类型:<text:span text:style-name="T5">文本框</text:span><text:span text:style-name="T2"> <text:s text:c="3"/>必填</text:span></text:p>
      <text:p text:style-name="P33"><text:tab/><text:tab/><text:tab/><text:tab/>字段名称_<text:span text:style-name="T39">5</text:span>:<text:bookmark-end text:name="__DdeLink__19596_1441382339"/>比例分配<text:tab/> <text:tab/>标签类型:数字框（百分比）<text:span text:style-name="T2"> <text:s/>必填</text:span></text:p>
      <text:p text:style-name="P34"><text:tab/><text:tab/><text:tab/><text:tab/>字段名称_<text:span text:style-name="T39">6</text:span>:<text:bookmark-start text:name="__DdeLink__19602_1441382339"/> <text:bookmark-end text:name="__DdeLink__19602_1441382339"/>准备金<text:tab/><text:tab/><text:span text:style-name="T2">标签类型:</text:span><text:span text:style-name="T3"> </text:span><text:span text:style-name="T2">数字框 <text:s/>必填</text:span></text:p>
      <text:p text:style-name="P17"><text:bookmark-end text:name="__DdeLink__2728_1271131015"/><text:bookmark-end text:name="__DdeLink__14141_1441382339"/><text:tab/><text:tab/><text:tab/></text:p>
      <text:p text:style-name="P22"/>
      <text:p text:style-name="P19"><text:tab/></text:p>
      <text:p text:style-name="P1"><text:tab/><text:tab/><text:tab/><text:span text:style-name="T28">功能名称_3:编辑 功能</text:span>类型:编辑 <text:s text:c="4"/></text:p>
      <text:p text:style-name="P23"><text:tab/><text:tab/><text:tab/><text:tab/>有一个隐藏id</text:p>
      <text:p text:style-name="P37"><text:tab/><text:tab/><text:tab/><text:tab/><text:span text:style-name="T2">字段名称_1:</text:span><text:span text:style-name="T8">年份</text:span><text:span text:style-name="T2"> <text:s/><text:tab/>标签类型:</text:span><text:span text:style-name="T6">数字框</text:span><text:bookmark-start text:name="__DdeLink__2714_12711310156"/><text:span text:style-name="T2"> <text:s text:c="3"/>必填</text:span><text:bookmark-end text:name="__DdeLink__2714_12711310156"/></text:p>
      <text:p text:style-name="P37"><text:span text:style-name="T2">　　　　　　　　　字段名称_</text:span><text:span text:style-name="T8">2</text:span><text:span text:style-name="T2">:月份 <text:s/><text:tab/>标签类型:</text:span><text:span text:style-name="T8">数字框</text:span><text:bookmark-start text:name="__DdeLink__2714_127113101542"/><text:span text:style-name="T2"> <text:s text:c="3"/>必填</text:span><text:bookmark-end text:name="__DdeLink__2714_127113101542"/></text:p>
      <text:p text:style-name="P44"><text:span text:style-name="T2"><text:tab/><text:tab/><text:tab/><text:tab/>字段名称_</text:span><text:span text:style-name="T9">2</text:span><text:span text:style-name="T2">:</text:span><text:bookmark-start text:name="__DdeLink__19590_144138233911"/><text:span text:style-name="T2">科目</text:span><text:bookmark-end text:name="__DdeLink__19590_144138233911"/><text:span text:style-name="T2">　标签类型:</text:span><text:span text:style-name="T5">文本框</text:span><text:span text:style-name="T2"> <text:s text:c="3"/>必填</text:span></text:p>
      <text:p text:style-name="P35"><text:tab/><text:tab/><text:tab/><text:tab/>字段名称_<text:span text:style-name="T37">3</text:span>:<text:bookmark-start text:name="__DdeLink__19594_14413823391"/>总准备金<text:bookmark-end text:name="__DdeLink__19594_14413823391"/><text:tab/> 标签类型:数字框<text:span text:style-name="T2"> <text:s text:c="3"/>必填</text:span></text:p>
      <text:p text:style-name="P35"><text:tab/><text:tab/><text:tab/><text:tab/>字段名称_<text:span text:style-name="T37">4</text:span>:项目组<text:bookmark-start text:name="__DdeLink__19596_14413823391"/><text:tab/> <text:tab/>标签类型:<text:span text:style-name="T5">文本框</text:span><text:span text:style-name="T2"> <text:s text:c="3"/>必填</text:span></text:p>
      <text:p text:style-name="P35"><text:tab/><text:tab/><text:tab/><text:tab/>字段名称_<text:span text:style-name="T37">5</text:span>:<text:bookmark-end text:name="__DdeLink__19596_14413823391"/>比例分配<text:tab/> <text:tab/>标签类型:数字框（百分比）<text:span text:style-name="T2"> <text:s/>必填</text:span></text:p>
      <text:p text:style-name="P35"><text:span text:style-name="T4"><text:tab/><text:tab/><text:tab/><text:tab/>字段名称_</text:span><text:span text:style-name="T7">6</text:span><text:span text:style-name="T4">:</text:span><text:bookmark-start text:name="__DdeLink__19602_14413823391"/><text:span text:style-name="T4"> </text:span><text:bookmark-end text:name="__DdeLink__19602_14413823391"/><text:span text:style-name="T4">准备金<text:tab/><text:tab/>标签类型:</text:span><text:span text:style-name="T3"> </text:span><text:span text:style-name="T4">数字框 <text:s/>必填</text:span></text:p>
      <text:p text:style-name="P8"><text:tab/><text:tab/><text:tab/><text:tab/></text:p>
      <text:p text:style-name="P28"><text:tab/><text:tab/><text:tab/></text:p>
      <text:p text:style-name="P6"><text:tab/><text:tab/><text:tab/><text:tab/></text:p>
      <text:p text:style-name="P24"/>
      <text:p text:style-name="P25"><text:tab/><text:tab/><text:tab/><text:span text:style-name="T28">功能名称_</text:span><text:span text:style-name="T30">4</text:span><text:span text:style-name="T28">:删除 功能类型:</text:span> 删除 <text:s/></text:p>
      <text:p text:style-name="P25"><text:tab/><text:tab/><text:tab/><text:tab/>温馨提示：确定删除这条数据么？</text:p>
      <text:p text:style-name="P25"><text:tab/><text:tab/><text:tab/><text:tab/><text:tab/></text:p>
      <text:p text:style-name="P32"><text:tab/><text:tab/><text:tab/><text:bookmark-start text:name="__DdeLink__18171_1271131015"/><text:span text:style-name="T28">功能名称_</text:span><text:span text:style-name="T29">5</text:span><text:span text:style-name="T28">:</text:span><text:span text:style-name="T31">项目组</text:span><text:span text:style-name="T28">汇总 功能类型:</text:span></text:p>
      <text:p text:style-name="P32"><text:tab/><text:tab/><text:tab/><text:tab/>隐藏id</text:p>
      <text:p text:style-name="P7"><text:tab/><text:tab/><text:tab/><text:tab/>字段名称_1:项目组<text:tab/><text:tab/>标签类型:手填下拉框 <text:s text:c="2"/>非必填 </text:p>
      <text:p text:style-name="P47"><text:tab/><text:tab/><text:tab/><text:tab/>字段名称_2:时间<text:tab/><text:tab/><text:tab/>标签类型:数字框（月份） <text:s/><text:span text:style-name="T2"><text:s/>非必填 <text:s/>不可编辑</text:span></text:p>
      <text:p text:style-name="P47"><text:span text:style-name="T2">　　　　　　　　　字段名称_</text:span><text:span text:style-name="T10">3</text:span><text:span text:style-name="T2">:时间<text:tab/><text:tab/><text:tab/>标签类型:数字框（年份） <text:s text:c="2"/>非必填 <text:s/>不可编辑</text:span></text:p>
      <text:p text:style-name="P14"><text:tab/><text:tab/><text:tab/><text:tab/>汇总表头：（时间/项目组/科目/总准备金/准备金）</text:p>
      <text:p text:style-name="P11"><text:tab/><text:tab/><text:tab/></text:p>
      <text:p text:style-name="P11"><text:span text:style-name="T28"><text:tab/><text:tab/><text:tab/>功能名称_</text:span><text:span text:style-name="T33">6</text:span><text:span text:style-name="T28">:</text:span><text:span text:style-name="T34">月汇总</text:span><text:span text:style-name="T28">汇总 功能类型:</text:span></text:p>
      <text:p text:style-name="P38"><text:tab/><text:tab/><text:tab/><text:tab/>隐藏id</text:p>
      <text:p text:style-name="P47"><text:tab/><text:tab/><text:tab/><text:tab/>字段名称_2:时间<text:tab/><text:tab/><text:tab/>标签类型:数字框（月份） <text:s/><text:span text:style-name="T2"><text:s/>非必填 <text:s text:c="2"/>不可编辑</text:span></text:p>
      <text:p text:style-name="P47"><text:span text:style-name="T2"><text:tab/><text:tab/><text:tab/><text:tab/>字段名称_</text:span><text:span text:style-name="T10">3</text:span><text:span text:style-name="T2">:时间<text:tab/><text:tab/><text:tab/>标签类型:数字框（年份） <text:s text:c="2"/>非必填 <text:s/>不可编辑</text:span></text:p>
      <text:p text:style-name="P14"><text:tab/><text:tab/><text:tab/><text:tab/>汇总表头：（时间/项目组/科目/总准备金/准备金）</text:p>
      <text:p text:style-name="P11"><text:tab/><text:tab/><text:tab/></text:p>
      <text:p text:style-name="P11"><text:span text:style-name="T28"><text:tab/><text:tab/><text:tab/>功能名称_</text:span><text:span text:style-name="T33">7</text:span><text:span text:style-name="T28">:</text:span><text:span text:style-name="T31">年</text:span><text:span text:style-name="T28">汇总 功能类型:</text:span></text:p>
      <text:p text:style-name="P38"><text:soft-page-break/><text:tab/><text:tab/><text:tab/><text:tab/>隐藏id</text:p>
      <text:p text:style-name="P38"><text:tab/><text:tab/><text:tab/><text:tab/>字段名称_2:时间<text:tab/><text:tab/><text:tab/>标签类型:数字框（年份） <text:s/><text:span text:style-name="T2"><text:s/>非必填 <text:s text:c="2"/></text:span></text:p>
      <text:p text:style-name="P14"><text:tab/><text:tab/><text:tab/><text:tab/>汇总表头：（时间/项目组/科目/总准备金/准备金）</text:p>
      <text:p text:style-name="P14"><text:tab/><text:tab/><text:tab/><text:tab/></text:p>
      <text:p text:style-name="P45"><text:span text:style-name="T2"><text:tab/><text:tab/><text:tab/><text:tab/></text:span><text:span text:style-name="T18">功能名称_</text:span><text:span text:style-name="T21">8</text:span><text:span text:style-name="T18">:</text:span><text:bookmark-start text:name="__DdeLink__1003_492836655"/><text:span text:style-name="T14">资金准备对比 </text:span><text:bookmark-end text:name="__DdeLink__1003_492836655"/><text:span text:style-name="T14"><text:s text:c="4"/></text:span><text:span text:style-name="T18">功能类型:</text:span><text:span text:style-name="T14">资金准备对比</text:span></text:p>
      <text:p text:style-name="P48"><text:span text:style-name="T14"><text:tab/><text:tab/><text:tab/><text:tab/>字段名称_</text:span><text:span text:style-name="T16">1</text:span><text:span text:style-name="T14">:时间<text:tab/><text:tab/><text:tab/>标签类型:数字框（</text:span><text:span text:style-name="T17">年</text:span><text:span text:style-name="T14">份） <text:s/>非 必填 <text:s/></text:span></text:p>
      <text:p text:style-name="P45"><text:tab/><text:tab/><text:tab/><text:tab/>字段名称_<text:span text:style-name="T44">2</text:span>:时间<text:tab/><text:tab/><text:tab/>标签类型:数字框（月份） <text:s/><text:span text:style-name="T2"><text:s/>必填 <text:s/></text:span></text:p>
      <text:p text:style-name="P15"><text:tab/><text:tab/><text:tab/><text:tab/>汇总表头：（时间/项目组/科目/上月奖金准备金/本月奖金准备金/差额/增长率）</text:p>
      <text:p text:style-name="P15"/>
      <text:p text:style-name="P16"><text:tab/><text:tab/><text:tab/><text:tab/></text:p>
      <text:p text:style-name="P13"><text:tab/><text:tab/><text:tab/><text:tab/><text:bookmark-end text:name="__DdeLink__18171_1271131015"/></text:p>
      <text:p text:style-name="P27"><text:tab/><text:tab/><text:tab/><text:tab/> <text:bookmark-end text:name="__DdeLink__2774_1271131015"/></text:p>
      <text:p text:style-name="P26"><text:tab/><text:tab/><text:tab/></text:p>
      <text:p text:style-name="P39"><text:tab/>导航下拉名_<text:span text:style-name="T40">2</text:span>:资金支付</text:p>
      <text:p text:style-name="P2"><text:span text:style-name="T1"><text:tab/><text:tab/></text:span><text:span text:style-name="T24">导航名_</text:span><text:span text:style-name="T27">1</text:span><text:span text:style-name="T24">:</text:span><text:span text:style-name="T25">等待支付</text:span><text:span text:style-name="T26">(数据来源　</text:span><text:span text:style-name="T24">奖金准备表</text:span><text:span text:style-name="T26">)</text:span></text:p>
      <text:p text:style-name="P36"><text:tab/><text:tab/><text:tab/><text:span text:style-name="T28">功能名字_1:列表 <text:s/>功能类型:网格 (有网格)</text:span></text:p>
      <text:p text:style-name="P36"><text:span text:style-name="T28"><text:tab/><text:tab/><text:tab/><text:tab/></text:span>有一个隐藏id</text:p>
      <text:p text:style-name="P36"><text:tab/><text:tab/><text:tab/><text:tab/><text:bookmark-start text:name="__DdeLink__19628_1441382339211"/>字段名称_1:<text:bookmark-end text:name="__DdeLink__19628_1441382339211"/>付款状态</text:p>
      <text:p text:style-name="P36"><text:tab/><text:tab/><text:tab/><text:tab/><text:bookmark-start text:name="__DdeLink__19628_144138233921"/>字段名称_<text:span text:style-name="T41">2</text:span>:<text:bookmark-end text:name="__DdeLink__19628_144138233921"/>时间（年月）</text:p>
      <text:p text:style-name="P36"><text:tab/><text:tab/><text:tab/><text:tab/>字段名称_<text:span text:style-name="T41">3</text:span>:<text:bookmark-start text:name="__DdeLink__19590_144138233921"/>科目<text:bookmark-end text:name="__DdeLink__19590_144138233921"/></text:p>
      <text:p text:style-name="P36"><text:tab/><text:tab/><text:tab/><text:tab/><text:bookmark-start text:name="__DdeLink__3876_36895372"/>字段名称_<text:span text:style-name="T41">4</text:span>:项目组<text:bookmark-end text:name="__DdeLink__3876_36895372"/></text:p>
      <text:p text:style-name="P41"><text:tab/><text:tab/><text:tab/><text:tab/>字段名称_<text:span text:style-name="T42">5</text:span>:准备金</text:p>
      <text:p text:style-name="P36"><text:tab/><text:tab/><text:tab/><text:tab/>字段名称_<text:span text:style-name="T42">6</text:span>:支付金额</text:p>
      <text:p text:style-name="P36"><text:tab/><text:tab/><text:tab/><text:tab/>字段名称_<text:span text:style-name="T42">7</text:span>:是否付款</text:p>
      <text:p text:style-name="P36"><text:tab/><text:tab/><text:tab/><text:tab/>字段名称_<text:span text:style-name="T42">8</text:span>:付款时间<text:tab/></text:p>
      <text:p text:style-name="P36"><text:tab/><text:tab/><text:tab/><text:tab/>字段名称_<text:span text:style-name="T42">9</text:span>:付款人<text:tab/><text:tab/></text:p>
      <text:p text:style-name="P9"><text:tab/><text:tab/><text:tab/><text:tab/><text:tab/><text:tab/></text:p>
      <text:p text:style-name="P36"/>
      <text:p text:style-name="P36"><text:tab/><text:tab/><text:tab/><text:span text:style-name="T28">功能名称_</text:span><text:span text:style-name="T32">2</text:span><text:span text:style-name="T28">:删除 功能类型:</text:span> 删除 <text:s/></text:p>
      <text:p text:style-name="P36"><text:tab/><text:tab/><text:tab/><text:tab/>温馨提示：确定删除这条数据么？</text:p>
      <text:p text:style-name="P49"><text:span text:style-name="T2"><text:tab/><text:tab/><text:tab/></text:span><text:bookmark-start text:name="__DdeLink__3862_36895372"/><text:bookmark-end text:name="__DdeLink__3862_36895372"/></text:p>
      <text:p text:style-name="P10"/>
      <text:p text:style-name="P39"><text:span text:style-name="T2"><text:tab/><text:tab/><text:tab/></text:span><text:span text:style-name="T18">功能名称_</text:span><text:span text:style-name="T19">３</text:span><text:span text:style-name="T18">:</text:span><text:bookmark-start text:name="__DdeLink__3757_368953722"/><text:span text:style-name="T18">支付</text:span><text:bookmark-end text:name="__DdeLink__3757_368953722"/><text:span text:style-name="T18"> 功能类型: 支付</text:span></text:p>
      <text:p text:style-name="P39"><text:tab/><text:tab/><text:tab/><text:tab/>隐藏id</text:p>
      <text:p text:style-name="P12"><text:tab/><text:tab/><text:tab/><text:tab/>字段名称_1:支付金额<text:tab/><text:tab/>标签类型:数字框 <text:s text:c="2"/>必填 </text:p>
      <text:p text:style-name="P39"><text:tab/><text:tab/><text:tab/><text:tab/></text:p>
      <text:p text:style-name="P39"><text:span text:style-name="T2"><text:tab/><text:tab/><text:tab/></text:span><text:bookmark-start text:name="__DdeLink__3869_36895372"/><text:span text:style-name="T18">功能名称_</text:span><text:span text:style-name="T19">４</text:span><text:span text:style-name="T18">:</text:span><text:bookmark-start text:name="__DdeLink__3757_3689537221"/><text:span text:style-name="T18">导出</text:span><text:bookmark-end text:name="__DdeLink__3757_3689537221"/><text:span text:style-name="T18"> 功能类型: 导出</text:span></text:p>
      <text:p text:style-name="P39"><text:tab/><text:tab/><text:tab/><text:tab/>隐藏id</text:p>
      <text:p text:style-name="P48"><text:tab/><text:tab/><text:tab/><text:tab/>字段名称_<text:span text:style-name="T44">1</text:span>:时间<text:tab/><text:tab/><text:tab/>标签类型:数字框（年份） <text:s/><text:span text:style-name="T2"><text:s/>非必填 <text:s text:c="2"/>不可编辑</text:span></text:p>
      <text:p text:style-name="P39"><text:tab/><text:tab/><text:tab/><text:tab/>字段名称_2:开始时间<text:tab/><text:tab/><text:tab/>标签类型:数字框（月份） <text:s/><text:span text:style-name="T2"><text:s/>非必填 <text:s text:c="2"/>不可编辑</text:span></text:p>
      <text:p text:style-name="P39"><text:span text:style-name="T18"><text:tab/><text:tab/><text:tab/><text:tab/></text:span><text:span text:style-name="T2">字段名称_3:结束时间<text:tab/><text:tab/><text:tab/>标签类型:数字框（月份） <text:s text:c="3"/>非必填 <text:s text:c="2"/>不可编辑</text:span><text:bookmark-end text:name="__DdeLink__3869_36895372"/></text:p>
      <text:p text:style-name="P10"><text:tab/> <text:s text:c="3"/></text:p>
      <text:p text:style-name="P39"><text:span text:style-name="T2"><text:tab/><text:tab/></text:span><text:span text:style-name="T11">导航名_</text:span><text:span text:style-name="T13">2</text:span><text:span text:style-name="T11">:</text:span><text:span text:style-name="T13">已</text:span><text:span text:style-name="T12">支付</text:span></text:p>
      <text:p text:style-name="P39"><text:tab/><text:tab/><text:tab/><text:span text:style-name="T28">功能名字_1:列表 <text:s/>功能类型:网格 (有网格)</text:span></text:p>
      <text:p text:style-name="P39"><text:span text:style-name="T28"><text:tab/><text:tab/><text:tab/><text:tab/></text:span>有一个隐藏id</text:p>
      <text:p text:style-name="P39"><text:tab/><text:tab/><text:tab/><text:tab/><text:bookmark-start text:name="__DdeLink__19628_14413823392111"/>字段名称_1:<text:bookmark-end text:name="__DdeLink__19628_14413823392111"/>付款状态</text:p>
      <text:p text:style-name="P39"><text:tab/><text:tab/><text:tab/><text:tab/><text:bookmark-start text:name="__DdeLink__19628_1441382339212"/>字段名称_1:<text:bookmark-end text:name="__DdeLink__19628_1441382339212"/>时间（年月）</text:p>
      <text:p text:style-name="P39"><text:tab/><text:tab/><text:tab/><text:tab/>字段名称_<text:span text:style-name="T36">2</text:span>:<text:bookmark-start text:name="__DdeLink__19590_1441382339211"/>科目<text:bookmark-end text:name="__DdeLink__19590_1441382339211"/></text:p>
      <text:p text:style-name="P39"><text:tab/><text:tab/><text:tab/><text:tab/>字段名称_<text:span text:style-name="T36">3</text:span>:项目组</text:p>
      <text:p text:style-name="P42"><text:tab/><text:tab/><text:tab/><text:tab/>字段名称_<text:span text:style-name="T43">4</text:span>:准备金</text:p>
      <text:p text:style-name="P39"><text:tab/><text:tab/><text:tab/><text:tab/>字段名称_<text:span text:style-name="T43">5</text:span>:支付金额</text:p>
      <text:p text:style-name="P39"><text:tab/><text:tab/><text:tab/><text:tab/>字段名称_<text:span text:style-name="T43">5</text:span>:是否付款</text:p>
      <text:p text:style-name="P39"><text:tab/><text:tab/><text:tab/><text:tab/>字段名称_<text:span text:style-name="T43">6</text:span>:付款时间<text:tab/></text:p>
      <text:p text:style-name="P39"><text:tab/><text:tab/><text:tab/><text:tab/>字段名称_<text:span text:style-name="T43">8</text:span>:付款人<text:tab/><text:tab/></text:p>
      <text:p text:style-name="P12"><text:tab/><text:tab/><text:tab/><text:tab/><text:tab/><text:tab/></text:p>
      <text:p text:style-name="P39"/>
      <text:p text:style-name="P39"><text:soft-page-break/><text:tab/><text:tab/><text:tab/><text:span text:style-name="T28">功能名称_</text:span><text:span text:style-name="T32">2</text:span><text:span text:style-name="T28">:删除 功能类型:</text:span> 删除 <text:s/></text:p>
      <text:p text:style-name="P39"><text:tab/><text:tab/><text:tab/><text:tab/>温馨提示：确定删除这条数据么？</text:p>
      <text:p text:style-name="P39"><text:tab/><text:tab/><text:tab/><text:tab/><text:tab/></text:p>
      <text:p text:style-name="P39"><text:tab/><text:tab/><text:tab/><text:span text:style-name="T28">功能名称_</text:span><text:span text:style-name="T32">3</text:span><text:span text:style-name="T28">:</text:span><text:span text:style-name="T31">项目组</text:span><text:span text:style-name="T28">汇总 功能类型: </text:span><text:span text:style-name="T31">项目组</text:span><text:span text:style-name="T28">汇总</text:span></text:p>
      <text:p text:style-name="P39"><text:tab/><text:tab/><text:tab/><text:tab/>隐藏id</text:p>
      <text:p text:style-name="P12"><text:tab/><text:tab/><text:tab/><text:tab/>字段名称_1:项目组<text:tab/><text:tab/>标签类型:手填下拉框 <text:s text:c="2"/>非必填 </text:p>
      <text:p text:style-name="P39"><text:tab/><text:tab/><text:tab/><text:tab/>字段名称_2:时间<text:tab/><text:tab/><text:tab/>标签类型:数字框（月份） <text:s/><text:span text:style-name="T2"><text:s/>非必填 <text:s text:c="2"/>不可编辑</text:span></text:p>
      <text:p text:style-name="P47"><text:span text:style-name="T18"><text:tab/><text:tab/><text:tab/><text:tab/></text:span><text:span text:style-name="T2">字段名称_</text:span><text:span text:style-name="T10">3</text:span><text:span text:style-name="T2">:时间<text:tab/><text:tab/><text:tab/>标签类型:数字框（年份） <text:s text:c="2"/>非必填 <text:s/>不可编辑</text:span></text:p>
      <text:p text:style-name="P5"><text:tab/><text:tab/><text:tab/><text:tab/>汇总表头：（项目组/付款状态/时间/科目/支付金额/付款时间）</text:p>
      <text:p text:style-name="P5"/>
      <text:p text:style-name="P5"><text:tab/><text:tab/><text:tab/><text:span text:style-name="T28">功能名称_</text:span><text:span text:style-name="T33">４</text:span><text:span text:style-name="T28">:</text:span><text:span text:style-name="T34">月汇总</text:span><text:span text:style-name="T28">汇总 功能类型:</text:span></text:p>
      <text:p text:style-name="P39"><text:tab/><text:tab/><text:tab/><text:tab/>隐藏id</text:p>
      <text:p text:style-name="P39"><text:tab/><text:tab/><text:tab/><text:tab/>字段名称_2:时间<text:tab/><text:tab/><text:tab/>标签类型:数字框（月份） <text:s/><text:span text:style-name="T2"><text:s/>非必填 <text:s text:c="2"/></text:span><text:bookmark-start text:name="__DdeLink__3897_165986005"/><text:span text:style-name="T2">不可编辑</text:span><text:bookmark-end text:name="__DdeLink__3897_165986005"/></text:p>
      <text:p text:style-name="P47"><text:span text:style-name="T18"><text:tab/><text:tab/><text:tab/><text:tab/></text:span><text:span text:style-name="T2">字段名称_</text:span><text:span text:style-name="T10">3</text:span><text:span text:style-name="T2">:时间<text:tab/><text:tab/><text:tab/>标签类型:数字框（年份） <text:s text:c="2"/>非必填 <text:s/>不可编辑</text:span></text:p>
      <text:p text:style-name="P12"><text:tab/><text:tab/><text:tab/><text:tab/>汇总表头：（项目组/付款状态/时间/科目/支付金额/付款时间）</text:p>
      <text:p text:style-name="P12"><text:tab/><text:tab/><text:tab/></text:p>
      <text:p text:style-name="P12"><text:span text:style-name="T28"><text:tab/><text:tab/><text:tab/>功能名称_</text:span><text:span text:style-name="T33">５</text:span><text:span text:style-name="T28">:</text:span><text:span text:style-name="T31">年</text:span><text:span text:style-name="T28">汇总 功能类型:</text:span></text:p>
      <text:p text:style-name="P39"><text:tab/><text:tab/><text:tab/><text:tab/>隐藏id</text:p>
      <text:p text:style-name="P12"><text:tab/><text:tab/><text:tab/><text:tab/>字段名称_1:项目组<text:tab/><text:tab/>标签类型:手填下拉框 <text:s text:c="2"/>非必填 </text:p>
      <text:p text:style-name="P39"><text:tab/><text:tab/><text:tab/><text:tab/>字段名称_2:时间<text:tab/><text:tab/><text:tab/>标签类型:数字框（年份） <text:s/><text:span text:style-name="T2"><text:s/>非必填 <text:s text:c="2"/>不可编辑</text:span></text:p>
      <text:p text:style-name="P5"><text:tab/><text:tab/><text:tab/><text:tab/>汇总表头：（（项目组/付款状态/时间/科目/支付金额/付款时间）</text:p>
      <text:p text:style-name="P5"><text:tab/><text:tab/><text:tab/></text:p>
      <text:p text:style-name="P5"><text:tab/><text:tab/><text:tab/><text:span text:style-name="T28">功能名称_</text:span><text:span text:style-name="T32">６</text:span><text:span text:style-name="T28">:</text:span><text:bookmark-start text:name="__DdeLink__3757_368953721"/><text:span text:style-name="T28">搜索</text:span><text:bookmark-end text:name="__DdeLink__3757_368953721"/><text:span text:style-name="T28"> 功能类型: 搜索</text:span></text:p>
      <text:p text:style-name="P39"><text:tab/><text:tab/><text:tab/><text:tab/>隐藏id</text:p>
      <text:p text:style-name="P12"><text:tab/><text:tab/><text:tab/><text:tab/>字段名称_1:项目组<text:tab/><text:tab/>标签类型:手填下拉框 <text:s text:c="2"/>非必填 </text:p>
      <text:p text:style-name="P39"><text:tab/><text:tab/><text:tab/><text:tab/>字段名称_2:开始付款时间<text:tab/><text:tab/><text:tab/>标签类型:数字框（<text:bookmark-start text:name="__DdeLink__934_1972482454"/>年月日十分秒<text:bookmark-end text:name="__DdeLink__934_1972482454"/>） <text:s/><text:span text:style-name="T2"><text:s/>非必填 <text:s text:c="2"/>不可编辑</text:span></text:p>
      <text:p text:style-name="P50"><text:span text:style-name="T18"><text:tab/><text:tab/><text:tab/><text:tab/></text:span><text:span text:style-name="T2">字段名称_3:结束付款时间<text:tab/><text:tab/><text:tab/>标签类型:数字框（年月日十分秒） <text:s text:c="3"/>非必填 <text:s text:c="2"/>不可编辑</text:span></text:p>
      <text:p text:style-name="P12"/>
      <text:p text:style-name="P40"><text:span text:style-name="T2"><text:tab/><text:tab/><text:tab/></text:span><text:span text:style-name="T18">功能名称_</text:span><text:span text:style-name="T20">7</text:span><text:span text:style-name="T18">:</text:span><text:bookmark-start text:name="__DdeLink__3757_36895372211"/><text:span text:style-name="T18">导出</text:span><text:bookmark-end text:name="__DdeLink__3757_36895372211"/><text:span text:style-name="T18"> 功能类型: 导出</text:span></text:p>
      <text:p text:style-name="P40"><text:tab/><text:tab/><text:tab/><text:tab/>隐藏id</text:p>
      <text:p text:style-name="P48"><text:tab/><text:tab/><text:tab/><text:tab/>字段名称_<text:span text:style-name="T44">1</text:span>:时间<text:tab/><text:tab/><text:tab/>标签类型:数字框（年份） <text:s/><text:span text:style-name="T2"><text:s/>非必填 <text:s text:c="2"/>不可编辑</text:span></text:p>
      <text:p text:style-name="P40"><text:tab/><text:tab/><text:tab/><text:tab/>字段名称_2:开始时间<text:tab/><text:tab/><text:tab/>标签类型:数字框（月份） <text:s/><text:span text:style-name="T2"><text:s/>非必填 <text:s text:c="2"/>不可编辑</text:span></text:p>
      <text:p text:style-name="P40"><text:span text:style-name="T18"><text:tab/><text:tab/><text:tab/><text:tab/></text:span><text:span text:style-name="T2">字段名称_3:结束时间<text:tab/><text:tab/><text:tab/>标签类型:数字框（月份） <text:s text:c="3"/>非必填 <text:s text:c="2"/>不可编辑</text:span></text:p>
      <text:p text:style-name="P46"><text:tab/><text:tab/><text:tab/><text:span text:style-name="T18">功能名称_</text:span><text:span text:style-name="T22">8</text:span><text:span text:style-name="T18">: </text:span><text:bookmark-start text:name="__DdeLink__1005_492836655"/><text:bookmark-start text:name="__DdeLink__3899_165986005"/><text:span text:style-name="T14">资金准备</text:span><text:span text:style-name="T15">与实际支付差异</text:span><text:bookmark-end text:name="__DdeLink__1005_492836655"/><text:bookmark-end text:name="__DdeLink__3899_165986005"/><text:span text:style-name="T14"> <text:s text:c="3"/></text:span><text:span text:style-name="T18">功能类型:</text:span><text:span text:style-name="T14">资金准备</text:span><text:span text:style-name="T15">与实际支付差异</text:span><text:span text:style-name="T14"> </text:span></text:p>
      <text:p text:style-name="P48"><text:span text:style-name="T14"><text:tab/><text:tab/><text:tab/><text:tab/>字段名称_</text:span><text:span text:style-name="T16">1</text:span><text:span text:style-name="T14">:时间<text:tab/><text:tab/><text:tab/>标签类型:数字框（</text:span><text:span text:style-name="T17">年</text:span><text:span text:style-name="T14">份） <text:s/>非 必填 <text:s/></text:span></text:p>
      <text:p text:style-name="P46"><text:tab/><text:tab/><text:tab/><text:tab/>字段名称_<text:span text:style-name="T44">2</text:span>:时间<text:tab/><text:tab/><text:tab/>标签类型:数字框（月份） <text:s/><text:span text:style-name="T2"><text:s/>必填 <text:s text:c="2"/></text:span></text:p>
      <text:p text:style-name="P18"><text:tab/><text:tab/><text:tab/><text:tab/>汇总表头：（时间/项目组/科目/本月奖金准备金/实际支付金额/差额/增长率）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7-10T15:22:48.580679298</dc:date>
    <meta:editing-duration>P13DT16H5M23S</meta:editing-duration>
    <meta:editing-cycles>982</meta:editing-cycles>
    <meta:generator>LibreOffice/5.1.3.2$Linux_X86_64 LibreOffice_project/10$Build-2</meta:generator>
    <meta:document-statistic meta:table-count="0" meta:image-count="0" meta:object-count="0" meta:page-count="3" meta:paragraph-count="138" meta:word-count="1927" meta:character-count="3010" meta:non-whitespace-character-count="2111"/>
  </office:meta>
</office:document-meta>
</file>